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Noto Sans Devanagari1" svg:font-family="'Noto Sans Devanaga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f9e4a"/>
    </style:style>
    <style:style style:name="P2" style:family="paragraph" style:parent-style-name="Standard">
      <style:text-properties officeooo:paragraph-rsid="00138580"/>
    </style:style>
    <style:style style:name="P3" style:family="paragraph" style:parent-style-name="Standard">
      <style:text-properties officeooo:paragraph-rsid="001574b2"/>
    </style:style>
    <style:style style:name="P4" style:family="paragraph" style:parent-style-name="Standard">
      <style:text-properties officeooo:paragraph-rsid="0018f881"/>
    </style:style>
    <style:style style:name="P5" style:family="paragraph" style:parent-style-name="Heading_20_1">
      <loext:graphic-properties draw:fill="none" draw:fill-color="#ffffff"/>
      <style:paragraph-properties fo:margin-top="0cm" fo:margin-bottom="0cm" loext:contextual-spacing="false" fo:background-color="transparent"/>
    </style:style>
    <style:style style:name="P6" style:family="paragraph" style:parent-style-name="Heading_20_1">
      <loext:graphic-properties draw:fill="none" draw:fill-color="#ffffff"/>
      <style:paragraph-properties fo:margin-top="0cm" fo:margin-bottom="0cm" loext:contextual-spacing="false" fo:background-color="transparent"/>
      <style:text-properties fo:color="#0e101a" fo:font-weight="normal" fo:background-color="transparent"/>
    </style:style>
    <style:style style:name="P7" style:family="paragraph" style:parent-style-name="Standard">
      <style:text-properties officeooo:paragraph-rsid="0012414b"/>
    </style:style>
    <style:style style:name="P8" style:family="paragraph" style:parent-style-name="Standard">
      <style:text-properties officeooo:paragraph-rsid="001b7dbe"/>
    </style:style>
    <style:style style:name="P9" style:family="paragraph" style:parent-style-name="Text_20_body">
      <style:text-properties fo:color="#0e101a" officeooo:paragraph-rsid="0012414b" fo:background-color="transparent"/>
    </style:style>
    <style:style style:name="P10" style:family="paragraph" style:parent-style-name="Text_20_body">
      <style:text-properties fo:color="#0e101a" fo:font-size="24pt" fo:font-weight="bold" officeooo:paragraph-rsid="0012414b" fo:background-color="transparent" style:font-size-asian="24pt" style:font-weight-asian="bold" style:font-size-complex="24pt" style:font-weight-complex="bold"/>
    </style:style>
    <style:style style:name="P11" style:family="paragraph" style:parent-style-name="Text_20_body">
      <loext:graphic-properties draw:fill="none" draw:fill-color="#ffffff"/>
      <style:paragraph-properties fo:margin-top="0cm" fo:margin-bottom="0cm" loext:contextual-spacing="false" fo:background-color="transparent"/>
      <style:text-properties fo:color="#0e101a" fo:background-color="transparent"/>
    </style:style>
    <style:style style:name="P12" style:family="paragraph" style:parent-style-name="Text_20_body">
      <loext:graphic-properties draw:fill="none" draw:fill-color="#ffffff"/>
      <style:paragraph-properties fo:margin-top="0cm" fo:margin-bottom="0cm" loext:contextual-spacing="false" fo:background-color="transparent"/>
    </style:style>
    <style:style style:name="T1"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2" style:family="text">
      <style:text-properties style:text-outline="false" style:text-line-through-style="none" style:text-line-through-type="none" style:font-name="Liberation Sans" fo:font-size="10pt" fo:font-style="normal" fo:text-shadow="none" style:text-underline-style="none" fo:font-weight="normal" officeooo:rsid="000f9e4a" style:font-size-asian="10pt" style:font-style-asian="normal" style:font-weight-asian="normal" style:text-emphasize="none"/>
    </style:style>
    <style:style style:name="T3" style:family="text">
      <style:text-properties officeooo:rsid="000f9e4a"/>
    </style:style>
    <style:style style:name="T4" style:family="text">
      <style:text-properties officeooo:rsid="00138580"/>
    </style:style>
    <style:style style:name="T5" style:family="text">
      <style:text-properties officeooo:rsid="00147339"/>
    </style:style>
    <style:style style:name="T6" style:family="text">
      <style:text-properties style:text-position="super 58%" officeooo:rsid="00147339"/>
    </style:style>
    <style:style style:name="T7" style:family="text">
      <style:text-properties style:text-position="super 58%" officeooo:rsid="001574b2"/>
    </style:style>
    <style:style style:name="T8" style:family="text">
      <style:text-properties style:text-position="super 58%" officeooo:rsid="00175801"/>
    </style:style>
    <style:style style:name="T9" style:family="text">
      <style:text-properties style:text-position="0% 100%" style:font-name="Liberation Serif1" officeooo:rsid="00175801"/>
    </style:style>
    <style:style style:name="T10" style:family="text">
      <style:text-properties style:text-position="0% 100%" style:font-name="Liberation Serif" officeooo:rsid="00175801"/>
    </style:style>
    <style:style style:name="T11" style:family="text">
      <style:text-properties style:text-position="0% 100%" officeooo:rsid="00175801"/>
    </style:style>
    <style:style style:name="T12" style:family="text">
      <style:text-properties officeooo:rsid="001574b2"/>
    </style:style>
    <style:style style:name="T13" style:family="text">
      <style:text-properties fo:font-style="italic" officeooo:rsid="001574b2" style:font-style-asian="italic" style:font-style-complex="italic"/>
    </style:style>
    <style:style style:name="T14" style:family="text">
      <style:text-properties officeooo:rsid="00175801"/>
    </style:style>
    <style:style style:name="T15" style:family="text">
      <style:text-properties style:text-position="sub 58%" style:font-name="Liberation Serif" officeooo:rsid="00175801"/>
    </style:style>
    <style:style style:name="T16" style:family="text">
      <style:text-properties officeooo:rsid="0018f881"/>
    </style:style>
    <style:style style:name="T17" style:family="text">
      <style:text-properties officeooo:rsid="0019558e"/>
    </style:style>
    <style:style style:name="T18" style:family="text">
      <style:text-properties officeooo:rsid="001b7dbe"/>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1b7dbe" style:font-weight-asian="normal" style:font-weight-complex="normal"/>
    </style:style>
    <style:style style:name="T22" style:family="text">
      <style:text-properties fo:color="#0e101a" fo:background-color="transparent" loext:char-shading-value="0"/>
    </style:style>
    <style:style style:name="T23" style:family="text">
      <style:text-properties fo:color="#4a6ee0"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ustom metrics with nearest neighbors in scikit-learn</text:p>
      <text:p text:style-name="P9">The number of data science tools available to the general public has increased dramatically over the last years. One of such tools is the Python library scikit-learn (often referred to as sklearn) (ref). For a recent introductory overview of scikit-learn, you can take a look at Sadrach Pierre’s post at https://towardsdatascience.com/a-brief-tour-of-scikit-learn-sklearn-6e829a9db2fd.</text:p>
      <text:p text:style-name="P12"/>
      <text:p text:style-name="P11">In this post, I will be dealing with k-nearest neighbours (k-NN) regression. Specifically, we’ll see how to use user-defined metrics. By default, k-NN regression uses Euclidean distances, and scikit-learn offers the possibility of using a few other distance metrics, such as Manhattan and Chebyshev. However, in this post, we will see how users can define their own metrics.</text:p>
      <text:p text:style-name="P12"/>
      <text:p text:style-name="P12"><text:span text:style-name="T22">When trying to predict a new point’s target property (</text:span><text:span text:style-name="Emphasis"><text:span text:style-name="T22">y</text:span></text:span><text:span text:style-name="T22">), kNN takes a look at </text:span><text:span text:style-name="Emphasis"><text:span text:style-name="T22">k</text:span></text:span><text:span text:style-name="T22"> neighboring points and performs a weighted average of their target properties to calculate the y value at the new point. Usually, one can increase the estimation accuracy by considering that the closest near neighbors have a more significant influence. This is done by weighting all k-nearest neighbors with a weight that is inversely proportional to their distance. In scikit-learn, we can do this by simply selecting the option weights= ‘distance’ in the kNN regressor. Formally, the value of the target property at a new point is calculated as:</text:span></text:p>
      <text:p text:style-name="P12"/>
      <text:p text:style-name="P11">[Equation_kNN_regression.png]</text:p>
      <text:p text:style-name="P12"/>
      <text:p text:style-name="P12"><text:span text:style-name="T22">As an example of why one would be interested on defining a custom metric, we will work with a simple dataset that contains the average temperatures of a weather station in Canada for each day of 2019. We can assume that Earth’s orbit is circular since aphelion=152.10</text:span><text:span text:style-name="Emphasis"><text:span text:style-name="T22">x</text:span></text:span><text:span text:style-name="T22">106 km and perihelion=147.10</text:span><text:span text:style-name="Emphasis"><text:span text:style-name="T22">x</text:span></text:span><text:span text:style-name="T22">106 km (REF), as shown in the Figure below.</text:span></text:p>
      <text:p text:style-name="P12"/>
      <text:p text:style-name="P11">[EarthsOrbit_en.png]</text:p>
      <text:p text:style-name="P12"/>
      <text:p text:style-name="P11">During an entire year, the Earth’s will complete a whole turn around the Sun, so the ‘distance’ between a given day and any other given one can be calculated as the distance that the Earth has travel around its orbit during that time. The distance of two points along the orbit will not be the same as the direct Euclidean distance that we might naively calculate initially. </text:p>
      <text:p text:style-name="P12"/>
      <text:p text:style-name="P12"><text:span text:style-name="T22">In the Figure below, we show what the relative distances of two points B and C with respect to an initial point A are</text:span><text:span text:style-name="Emphasis"><text:span text:style-name="T22">. </text:span></text:span><text:span text:style-name="T22">For example, when we calculate the ratio of the A-B and A-C distances directly using a Euclidean metric (in blue), we obtain approximately 0.7, which means that the A-B distance is around 70% that of A-C. However, if we consider the distances calculated along the circumference (Earth’s orbit), we obtain that the A-B distance is 50% that of A-C. We can easily observe how this last metric is the one that we want in this case: the time between January and April is 50% of the time between January and July.</text:span></text:p>
      <text:p text:style-name="P12"/>
      <text:p text:style-name="P11">[distances.png]</text:p>
      <text:h text:style-name="P5" text:outline-level="1"><text:soft-page-break/></text:h>
      <text:h text:style-name="P6" text:outline-level="1">Creating the dataset</text:h>
      <text:p text:style-name="P12"><text:span text:style-name="T22">We take temperature data from climate.gov (</text:span><text:a xlink:type="simple" xlink:href="https://www.climate.gov/maps-data/dataset/daily-temperature-and-precipitation-reports-data-tables" office:target-frame-name="_blank" xlink:show="new" text:style-name="Internet_20_link" text:visited-style-name="Visited_20_Internet_20_Link"><text:span text:style-name="T23">https://www.climate.gov/maps-data/dataset/daily-temperature-and-precipitation-reports-data-tables</text:span></text:a><text:span text:style-name="T22">). We focus on data for 2019 at the station at Swan River, Manitoba, Canada (station CA00504K80K).</text:span></text:p>
      <text:p text:style-name="P12"/>
      <text:p text:style-name="P11">Raw data is Date (YYYYMMDD) and T (tenths of Celsius). We transform that data to Day (from 1 to 365) and T (Celsius). We provide data with these four columns (only two last columns used in the program) for 364 days of the year 2019 (data for 30th July is missing). Below we show an example on how this data looks, and the complete dataset is provided at the Github reposiroty.</text:p>
      <text:p text:style-name="P12"/>
      <text:p text:style-name="P11">[dataset.png]</text:p>
      <text:p text:style-name="P12"/>
      <text:h text:style-name="P6" text:outline-level="1">Custom metric</text:h>
      <text:p text:style-name="P11">When we call the kNN regressor, we can use the keyword metric to use a user-defined function, which reads two arrays, X1 and X2, containing the coordinates of the two points whose distance we want to calculate. </text:p>
      <text:p text:style-name="P12"/>
      <text:p text:style-name="P11">Below, we show a simple code with the function ‘mimic_minkowski’, such that using metric=’ mimic_minkowski’ would produce exactly the same results than using the default minkowski (Euclidean) metric with metric=’ minkowski’.</text:p>
      <text:p text:style-name="P12"/>
      <text:p text:style-name="P11">[code]</text:p>
      <text:p text:style-name="P12"/>
      <text:p text:style-name="P11">Since we want to study the distances of points within a circumference, using polar coordinates is exceptionally convenient, and we show below what the resulting distance equation is.</text:p>
      <text:p text:style-name="P12"/>
      <text:p text:style-name="P11">[polar_coordinates.png]</text:p>
      <text:p text:style-name="P12"/>
      <text:p text:style-name="P11">Note that our function will be used to calculate relative differences between distances, so we can simplify the above equation to:</text:p>
      <text:p text:style-name="P12"/>
      <text:p text:style-name="P11">[polar_coordinates_simplified.png]</text:p>
      <text:p text:style-name="P12"/>
      <text:p text:style-name="P11">In our data, we have the date of each day, so we can easily transform the day difference to the angle difference as θ₁-θ₂. Assuming that Earth’s orbit is circular and it moves at a constant speed, we could turn the difference between two dates to an angle difference as shown below.</text:p>
      <text:p text:style-name="P12"/>
      <text:p text:style-name="P11">[angle_difference.png]</text:p>
      <text:p text:style-name="P12"/>
      <text:p text:style-name="P11">Finally, we can create our ‘custom_metric’ function as shown below.</text:p>
      <text:p text:style-name="P12"/>
      <text:p text:style-name="P11">[code]</text:p>
      <text:h text:style-name="P6" text:outline-level="1"><text:soft-page-break/>Cross-validation to optimize k</text:h>
      <text:p text:style-name="P12"><text:span text:style-name="T22">A simple method to select the optimum number of </text:span><text:span text:style-name="Emphasis"><text:span text:style-name="T22">k</text:span></text:span><text:span text:style-name="T22"> nearest neighbors to make accurate predictions is to use a grid search. A grid search involves trying different </text:span><text:span text:style-name="Emphasis"><text:span text:style-name="T22">k</text:span></text:span><text:span text:style-name="T22"> values and finally choosing the one that minimizes the prediction error. As with any machine learning model, one is faced with the task of how to select the data that will be used to train the model and the data that will be used to test the model accuracy.</text:span></text:p>
      <text:p text:style-name="P12"/>
      <text:p text:style-name="P12"><text:span text:style-name="T22">Since we have a relatively small amount of low-dimensional data, we will use the leave-one-out (LOO) cross-validation (for more complex datasets, one may opt for a k-fold cross-validation). For a dataset with </text:span><text:span text:style-name="Emphasis"><text:span text:style-name="T22">N</text:span></text:span><text:span text:style-name="T22"> samples, one trains the machine learning model with </text:span><text:span text:style-name="Emphasis"><text:span text:style-name="T22">N-1</text:span></text:span><text:span text:style-name="T22"> points, and uses the remaining point as a test. This procedure is repeated </text:span><text:span text:style-name="Emphasis"><text:span text:style-name="T22">N</text:span></text:span><text:span text:style-name="T22"> times, so each point is used exactly once as a test, as shown in the figure below.</text:span></text:p>
      <text:p text:style-name="P12"/>
      <text:p text:style-name="P11">[leave_one_out.png]</text:p>
      <text:p text:style-name="P12"/>
      <text:p text:style-name="P12"><text:span text:style-name="T22">As a result, one ends with a predicted value for each point. Then, the predicted value of each point is compared with its actual value. As an error metric, we have used the root mean square error (rmse). Finally, we can compare the (rmse) obtained for different </text:span><text:span text:style-name="Emphasis"><text:span text:style-name="T22">k</text:span></text:span><text:span text:style-name="T22"> values, and we select as an optimum </text:span><text:span text:style-name="Emphasis"><text:span text:style-name="T22">k</text:span></text:span><text:span text:style-name="T22"> value the one that minimizes the rmse. The complete code, including this grid search is shown below.</text:span></text:p>
      <text:p text:style-name="P12"/>
      <text:p text:style-name="P12"><text:span text:style-name="T22">Using this code, we obtain that the minimum rmse is obtained with k=2, resulting into </text:span><text:span text:style-name="Strong_20_Emphasis"><text:span text:style-name="T22">rmse=2.725 °C</text:span></text:span><text:span text:style-name="T22">. This means that, on average we could estimate the average daily temperature of any day in 2019, with just the knowledge of what the daily average temperature was the rest of the year.</text:span></text:p>
      <text:p text:style-name="P12"/>
      <text:h text:style-name="P6" text:outline-level="1">Accuracy comparison with different metrics</text:h>
      <text:p text:style-name="P12"><text:span text:style-name="T22">Now, we can reasonably ask what was the gain of using this new metric. If we execute the code above changing to metric= ‘minkowski’ at line XX, we obtain again that the number of optimum neighbors is k=2, with an average error of </text:span><text:span text:style-name="Strong_20_Emphasis"><text:span text:style-name="T22">rmse=2.740 °C</text:span></text:span><text:span text:style-name="T22">. Since we are using a very simplified example, with just one descriptor, the improvement by using a more reasonable metric is small: approximately 0.5%.</text:span></text:p>
      <text:p text:style-name="P12"/>
      <text:p text:style-name="P11">One should always make sure that a sensible metric is used. Besides, that 0.5% error might be critical for your problem. In addition, the improvement by adopting an appropriate metric will likely increase as the dataset increases in complexity.</text:p>
      <text:p text:style-name="P12"/>
      <text:h text:style-name="P6" text:outline-level="1">Conclusion</text:h>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Noto Sans Devanagari1" svg:font-family="'Noto Sans Devanaga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0T08:00:02.495623743</meta:creation-date>
    <dc:date>2020-08-19T21:01:49.092203017</dc:date>
    <meta:editing-duration>PT5H19M16S</meta:editing-duration>
    <meta:editing-cycles>9</meta:editing-cycles>
    <meta:generator>LibreOffice/6.4.4.2$Linux_X86_64 LibreOffice_project/40$Build-2</meta:generator>
    <meta:document-statistic meta:table-count="0" meta:image-count="0" meta:object-count="0" meta:page-count="3" meta:paragraph-count="36" meta:word-count="1144" meta:character-count="6965" meta:non-whitespace-character-count="5859"/>
  </office:meta>
</office:document-meta>
</file>